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nf" style:family="table">
      <style:table-properties style:width="17cm" table:align="margins"/>
    </style:style>
    <style:style style:name="dnf.A" style:family="table-column">
      <style:table-column-properties style:column-width="3.399cm" style:rel-column-width="13102*"/>
    </style:style>
    <style:style style:name="dnf.B" style:family="table-column">
      <style:table-column-properties style:column-width="13.601cm" style:rel-column-width="52433*"/>
    </style:style>
    <style:style style:name="dnf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nf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nf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nf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7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27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27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7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fa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142a3"/>
    </style:style>
    <style:style style:name="T2" style:family="text">
      <style:text-properties officeooo:rsid="0001d9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fa57" style:font-weight-asian="bold" style:font-weight-complex="bold"/>
    </style:style>
    <style:style style:name="T5" style:family="text">
      <style:text-properties officeooo:rsid="00027a15"/>
    </style:style>
    <style:style style:name="T6" style:family="text">
      <style:text-properties officeooo:rsid="0002c66a"/>
    </style:style>
    <style:style style:name="T7" style:family="text">
      <style:text-properties officeooo:rsid="0003dc15"/>
    </style:style>
    <style:style style:name="T8" style:family="text">
      <style:text-properties officeooo:rsid="0007493f"/>
    </style:style>
    <style:style style:name="T9" style:family="text">
      <style:text-properties officeooo:rsid="0008fa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<text:span text:style-name="T1">U</text:span>sage: dnf [options] COMMAND</text:p>
      <text:p text:style-name="Standard"/>
      <text:p text:style-name="P7">Lista de Comandos Principais :</text:p>
      <text:p text:style-name="P6"/>
      <table:table table:name="dnf" table:style-name="dnf">
        <table:table-column table:style-name="dnf.A"/>
        <table:table-column table:style-name="dnf.B"/>
        <table:table-row>
          <table:table-cell table:style-name="dnf.A1" office:value-type="string">
            <text:p text:style-name="P1">alias <text:s text:c="20"/></text:p>
          </table:table-cell>
          <table:table-cell table:style-name="dnf.B1" office:value-type="string">
            <text:p text:style-name="P1"><text:span text:style-name="T1">List or create command aliases / L</text:span>ist<text:span text:style-name="T1">a</text:span> <text:span text:style-name="T1">ou criação de apelidos e comandos / </text:span></text:p>
          </table:table-cell>
        </table:table-row>
        <table:table-row>
          <table:table-cell table:style-name="dnf.A2" office:value-type="string">
            <text:p text:style-name="P1">autoremove <text:s text:c="15"/></text:p>
          </table:table-cell>
          <table:table-cell table:style-name="dnf.B2" office:value-type="string">
            <text:p text:style-name="P1"><text:span text:style-name="T2">R</text:span>emove todos os pacotes desnecessários que foram originalmente instalado<text:span text:style-name="T2">s como dependências</text:span></text:p>
          </table:table-cell>
        </table:table-row>
        <table:table-row>
          <table:table-cell table:style-name="dnf.A2" office:value-type="string">
            <text:p text:style-name="P1">check <text:s text:c="20"/></text:p>
          </table:table-cell>
          <table:table-cell table:style-name="dnf.B2" office:value-type="string">
            <text:p text:style-name="P1"><text:span text:style-name="T2">P</text:span>rocurando por problemas no <text:span text:style-name="T3">packagedb</text:span></text:p>
          </table:table-cell>
        </table:table-row>
        <table:table-row>
          <table:table-cell table:style-name="dnf.A2" office:value-type="string">
            <text:p text:style-name="P1">check-update <text:s text:c="13"/></text:p>
          </table:table-cell>
          <table:table-cell table:style-name="dnf.B2" office:value-type="string">
            <text:p text:style-name="P1"><text:span text:style-name="T2">V</text:span>erificar se há <text:span text:style-name="T3">atualizações</text:span> de pacotes disponíveis</text:p>
          </table:table-cell>
        </table:table-row>
        <table:table-row>
          <table:table-cell table:style-name="dnf.A2" office:value-type="string">
            <text:p text:style-name="P1">clean <text:s text:c="20"/></text:p>
          </table:table-cell>
          <table:table-cell table:style-name="dnf.B2" office:value-type="string">
            <text:p text:style-name="P1">Remove os dados do cache</text:p>
          </table:table-cell>
        </table:table-row>
        <table:table-row>
          <table:table-cell table:style-name="dnf.A2" office:value-type="string">
            <text:p text:style-name="P1">deplist <text:s text:c="18"/></text:p>
          </table:table-cell>
          <table:table-cell table:style-name="dnf.B2" office:value-type="string">
            <text:p text:style-name="P1">Listar dependências dos pacotes e quais pacotes as fornecem</text:p>
          </table:table-cell>
        </table:table-row>
        <table:table-row>
          <table:table-cell table:style-name="dnf.A2" office:value-type="string">
            <text:p text:style-name="P1">distro-sync <text:s text:c="14"/></text:p>
          </table:table-cell>
          <table:table-cell table:style-name="dnf.B2" office:value-type="string">
            <text:p text:style-name="P1"><text:span text:style-name="T2">S</text:span>incronizar os pacotes instalados para as últimas versões disponíveis</text:p>
          </table:table-cell>
        </table:table-row>
        <table:table-row>
          <table:table-cell table:style-name="dnf.A2" office:value-type="string">
            <text:p text:style-name="P1">downgrade <text:s text:c="16"/></text:p>
          </table:table-cell>
          <table:table-cell table:style-name="dnf.B2" office:value-type="string">
            <text:p text:style-name="P1">Desatualiza um pacote</text:p>
          </table:table-cell>
        </table:table-row>
        <table:table-row>
          <table:table-cell table:style-name="dnf.A2" office:value-type="string">
            <text:p text:style-name="P1">group <text:s text:c="20"/></text:p>
          </table:table-cell>
          <table:table-cell table:style-name="dnf.B2" office:value-type="string">
            <text:p text:style-name="P1"><text:span text:style-name="T2">E</text:span>xibir ou usar a informação dos grupos</text:p>
          </table:table-cell>
        </table:table-row>
        <table:table-row>
          <table:table-cell table:style-name="dnf.A2" office:value-type="string">
            <text:p text:style-name="P1">help <text:s text:c="21"/></text:p>
          </table:table-cell>
          <table:table-cell table:style-name="dnf.B2" office:value-type="string">
            <text:p text:style-name="P1"><text:span text:style-name="T5">E</text:span>xibe uma mensagem de ajuda para uso</text:p>
          </table:table-cell>
        </table:table-row>
        <table:table-row>
          <table:table-cell table:style-name="dnf.A2" office:value-type="string">
            <text:p text:style-name="P1">history <text:s text:c="18"/></text:p>
          </table:table-cell>
          <table:table-cell table:style-name="dnf.B2" office:value-type="string">
            <text:p text:style-name="P1"><text:span text:style-name="T5">E</text:span>xibir ou usar o histórico de transações</text:p>
          </table:table-cell>
        </table:table-row>
        <table:table-row>
          <table:table-cell table:style-name="dnf.A2" office:value-type="string">
            <text:p text:style-name="P3">info <text:s text:c="21"/></text:p>
          </table:table-cell>
          <table:table-cell table:style-name="dnf.B2" office:value-type="string">
            <text:p text:style-name="P3"><text:span text:style-name="T8">M</text:span>ostra detalhes sobre um pacote ou grupos de pacotes</text:p>
          </table:table-cell>
        </table:table-row>
        <table:table-row>
          <table:table-cell table:style-name="dnf.A2" office:value-type="string">
            <text:p text:style-name="P1">install</text:p>
          </table:table-cell>
          <table:table-cell table:style-name="dnf.B2" office:value-type="string">
            <text:p text:style-name="P2">Instala um ou mais pacotes no seu sistema</text:p>
          </table:table-cell>
        </table:table-row>
        <table:table-row>
          <table:table-cell table:style-name="dnf.A2" office:value-type="string">
            <text:p text:style-name="P3">list <text:s text:c="21"/></text:p>
          </table:table-cell>
          <table:table-cell table:style-name="dnf.B2" office:value-type="string">
            <text:p text:style-name="P4"><text:span text:style-name="T5">L</text:span>ista um pacote ou grupos de pacotes</text:p>
          </table:table-cell>
        </table:table-row>
        <table:table-row>
          <table:table-cell table:style-name="dnf.A2" office:value-type="string">
            <text:p text:style-name="P1">makecache <text:s text:c="16"/></text:p>
          </table:table-cell>
          <table:table-cell table:style-name="dnf.B2" office:value-type="string">
            <text:p text:style-name="P2"><text:span text:style-name="T5">G</text:span>era o cache de metadados</text:p>
          </table:table-cell>
        </table:table-row>
        <table:table-row>
          <table:table-cell table:style-name="dnf.A2" office:value-type="string">
            <text:p text:style-name="P1">mark <text:s text:c="21"/></text:p>
          </table:table-cell>
          <table:table-cell table:style-name="dnf.B2" office:value-type="string">
            <text:p text:style-name="P2"><text:span text:style-name="T5">M</text:span>arcar ou desmarcar pacotes instalados como instalados pelo usuário.</text:p>
          </table:table-cell>
        </table:table-row>
        <table:table-row>
          <table:table-cell table:style-name="dnf.A2" office:value-type="string">
            <text:p text:style-name="P1">module <text:s text:c="19"/></text:p>
          </table:table-cell>
          <table:table-cell table:style-name="dnf.B2" office:value-type="string">
            <text:p text:style-name="P2">Interact with Modules / <text:span text:style-name="T5">Interagir com módulos</text:span></text:p>
          </table:table-cell>
        </table:table-row>
        <table:table-row>
          <table:table-cell table:style-name="dnf.A2" office:value-type="string">
            <text:p text:style-name="P1">provides <text:s text:c="17"/></text:p>
          </table:table-cell>
          <table:table-cell table:style-name="dnf.B2" office:value-type="string">
            <text:p text:style-name="P2">Localiza qual pacote fornece o valor dado</text:p>
          </table:table-cell>
        </table:table-row>
        <table:table-row>
          <table:table-cell table:style-name="dnf.A2" office:value-type="string">
            <text:p text:style-name="P3">reinstall <text:s text:c="16"/></text:p>
          </table:table-cell>
          <table:table-cell table:style-name="dnf.B2" office:value-type="string">
            <text:p text:style-name="P4"><text:span text:style-name="T6">R</text:span>einstala um pacote</text:p>
          </table:table-cell>
        </table:table-row>
        <table:table-row>
          <table:table-cell table:style-name="dnf.A2" office:value-type="string">
            <text:p text:style-name="P3">remove <text:s text:c="19"/></text:p>
          </table:table-cell>
          <table:table-cell table:style-name="dnf.B2" office:value-type="string">
            <text:p text:style-name="P4"><text:span text:style-name="T6">r</text:span>emove um ou mais pacotes do seu sistema</text:p>
          </table:table-cell>
        </table:table-row>
        <table:table-row>
          <table:table-cell table:style-name="dnf.A2" office:value-type="string">
            <text:p text:style-name="P1">repolist <text:s text:c="17"/></text:p>
          </table:table-cell>
          <table:table-cell table:style-name="dnf.B2" office:value-type="string">
            <text:p text:style-name="P2"><text:span text:style-name="T6">E</text:span>xibe os repositórios de software configurados</text:p>
          </table:table-cell>
        </table:table-row>
        <table:table-row>
          <table:table-cell table:style-name="dnf.A2" office:value-type="string">
            <text:p text:style-name="P1">repoquery <text:s text:c="16"/></text:p>
          </table:table-cell>
          <table:table-cell table:style-name="dnf.B2" office:value-type="string">
            <text:p text:style-name="P2"><text:span text:style-name="T6">P</text:span>esquise por pacotes coincidindo com a palavra-chave</text:p>
          </table:table-cell>
        </table:table-row>
        <table:table-row>
          <table:table-cell table:style-name="dnf.A2" office:value-type="string">
            <text:p text:style-name="P1">repository-packages <text:s text:c="6"/></text:p>
          </table:table-cell>
          <table:table-cell table:style-name="dnf.B2" office:value-type="string">
            <text:p text:style-name="P2"><text:span text:style-name="T7">E</text:span>xecuta comandos em cima de todos os pacotes em um dado repositório</text:p>
          </table:table-cell>
        </table:table-row>
        <table:table-row>
          <table:table-cell table:style-name="dnf.A2" office:value-type="string">
            <text:p text:style-name="P3">search <text:s text:c="19"/></text:p>
          </table:table-cell>
          <table:table-cell table:style-name="dnf.B2" office:value-type="string">
            <text:p text:style-name="P4"><text:span text:style-name="T7">P</text:span>esquisa detalhes do pacote para a string fornecida</text:p>
          </table:table-cell>
        </table:table-row>
        <table:table-row>
          <table:table-cell table:style-name="dnf.A2" office:value-type="string">
            <text:p text:style-name="P1">shell <text:s text:c="20"/></text:p>
          </table:table-cell>
          <table:table-cell table:style-name="dnf.B2" office:value-type="string">
            <text:p text:style-name="P2"><text:span text:style-name="T9">R</text:span>un an interactive DNF shell / <text:span text:style-name="T7">Executa um shell interativo do DNF</text:span></text:p>
          </table:table-cell>
        </table:table-row>
        <table:table-row>
          <table:table-cell table:style-name="dnf.A2" office:value-type="string">
            <text:p text:style-name="P1">swap <text:s text:c="21"/></text:p>
          </table:table-cell>
          <table:table-cell table:style-name="dnf.B2" office:value-type="string">
            <text:p text:style-name="P2"><text:span text:style-name="T9">R</text:span>un an interactive DNF mod for remove and install one spec</text:p>
          </table:table-cell>
        </table:table-row>
        <table:table-row>
          <table:table-cell table:style-name="dnf.A2" office:value-type="string">
            <text:p text:style-name="P3">updateinfo <text:s text:c="15"/></text:p>
          </table:table-cell>
          <table:table-cell table:style-name="dnf.B2" office:value-type="string">
            <text:p text:style-name="P4"><text:span text:style-name="T9">M</text:span>ostra avisos sobre pacotes</text:p>
          </table:table-cell>
        </table:table-row>
        <table:table-row>
          <table:table-cell table:style-name="dnf.A2" office:value-type="string">
            <text:p text:style-name="P3">upgrade <text:s text:c="18"/></text:p>
          </table:table-cell>
          <table:table-cell table:style-name="dnf.B2" office:value-type="string">
            <text:p text:style-name="P4"><text:span text:style-name="T9">A</text:span>tualiza um ou mais pacotes do seu sistema</text:p>
          </table:table-cell>
        </table:table-row>
        <table:table-row>
          <table:table-cell table:style-name="dnf.A2" office:value-type="string">
            <text:p text:style-name="P1"/>
            <text:p text:style-name="P12">upgrade-minimal</text:p>
            <text:p text:style-name="P12"><text:s text:c="11"/></text:p>
          </table:table-cell>
          <table:table-cell table:style-name="dnf.B2" office:value-type="string">
            <text:p text:style-name="P2"/>
            <text:p text:style-name="P2"><text:span text:style-name="T4">A</text:span><text:span text:style-name="T3">tualizar</text:span>, mas apenas o pacote <text:span text:style-name="T3">'mais recentes' </text:span>que coincide e que <text:span text:style-name="T3">corrige um problema</text:span> que afeta o seu sistema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9T00:09:19.792015132</meta:creation-date>
    <dc:date>2019-12-29T09:15:48.071541817</dc:date>
    <meta:editing-duration>PT8M32S</meta:editing-duration>
    <meta:editing-cycles>3</meta:editing-cycles>
    <meta:generator>LibreOffice/6.3.3.2.0$Linux_X86_64 LibreOffice_project/30$Build-2</meta:generator>
    <meta:document-statistic meta:table-count="1" meta:image-count="0" meta:object-count="0" meta:page-count="1" meta:paragraph-count="61" meta:word-count="272" meta:character-count="2218" meta:non-whitespace-character-count="1490"/>
  </office:meta>
</office:document-meta>
</file>